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A0000028066681BEBEBF50ADC.jpg" manifest:media-type="image/jpeg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 style:parent-style-name="Frame_20_contents">
      <style:paragraph-properties fo:margin-top="0.035cm" fo:margin-bottom="0.353cm" style:contextual-spacing="false" fo:text-align="center" style:justify-single-word="false"/>
      <style:text-properties style:font-name="Ubuntu" fo:font-size="48pt" fo:font-weight="bold" officeooo:rsid="000f9894" officeooo:paragraph-rsid="000f9894" style:font-size-asian="48pt" style:font-weight-asian="bold" style:font-size-complex="48pt" style:font-weight-complex="bold"/>
    </style:style>
    <style:style style:name="P3" style:family="paragraph" style:parent-style-name="Frame_20_contents">
      <style:paragraph-properties fo:margin-top="0.035cm" fo:margin-bottom="0.353cm" style:contextual-spacing="false" fo:text-align="center" style:justify-single-word="false"/>
      <style:text-properties style:font-name="Ubuntu" fo:font-size="44pt" fo:font-weight="bold" officeooo:rsid="000f9894" officeooo:paragraph-rsid="000f9894" style:font-size-asian="44pt" style:font-weight-asian="bold" style:font-size-complex="4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dsrom10"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srom10" fo:font-size="80pt" fo:font-weight="bold" style:font-size-asian="80pt" style:font-weight-asian="bold" style:font-size-complex="80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-left="none" fo:border-right="none" fo:border-top="none" fo:border-bottom="0.74pt dotted #000000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-left="none" fo:border-right="none" fo:border-top="0.74pt dotted #000000" fo:border-bottom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33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1" draw:text-style-name="P4" svg:width="10.736cm" svg:height="4.338cm" svg:x="5.876cm" svg:y="4.163cm">
        <draw:text-box>
          <text:p><text:span text:style-name="T1">TOPIC</text:span></text:p>
        </draw:text-box>
      </draw:frame>
      <text:p text:style-name="Title"><draw:frame text:anchor-type="char" draw:z-index="1" draw:name="Picture 6" draw:style-name="gr2" draw:text-style-name="P5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3" draw:name="Frame1" text:anchor-type="char" svg:x="-0.476cm" svg:y="5.727cm" svg:width="16.722cm" draw:z-index="2"><draw:text-box fo:min-height="2.002cm"><text:p text:style-name="P2">Cycling</text:p></draw:text-box></draw:frame><draw:frame draw:style-name="fr4" draw:name="Image1" text:anchor-type="char" svg:x="2.342cm" svg:y="8.211cm" svg:width="11.273cm" svg:height="7.502cm" draw:z-index="4"><draw:image xlink:href="Pictures/10000000000003CA0000028066681BEBEBF50ADC.jpg" xlink:type="simple" xlink:show="embed" xlink:actuate="onLoad" draw:mime-type="image/jpeg"/></draw:frame><draw:frame draw:style-name="fr2" draw:name="Frame3" text:anchor-type="char" svg:x="-0.626cm" svg:y="15.961cm" svg:width="16.722cm" draw:z-index="5"><draw:text-box fo:min-height="2.002cm"><text:p text:style-name="P3">History, types and events.</text:p></draw:text-box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8</meta:editing-cycles>
    <meta:creation-date>2024-07-22T14:15:00</meta:creation-date>
    <dc:date>2024-08-24T08:31:46.506917166</dc:date>
    <meta:editing-duration>PT9H15M45S</meta:editing-duration>
    <meta:generator>LibreOffice/7.3.7.2$Linux_X86_64 LibreOffice_project/30$Build-2</meta:generator>
    <meta:print-date>2024-08-24T08:29:29.367371930</meta:print-date>
    <meta:document-statistic meta:table-count="0" meta:image-count="1" meta:object-count="0" meta:page-count="1" meta:paragraph-count="3" meta:word-count="6" meta:character-count="38" meta:non-whitespace-character-count="35"/>
    <meta:user-defined meta:name="AppVersion">12.0000</meta:user-defined>
    <meta:template xlink:type="simple" xlink:actuate="onRequest" xlink:title="Normal" xlink:href=""/>
  </office:meta>
</office:document-meta>
</file>